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<text:tab/> <text:s/><text:tab/><text:tab/><text:tab/><text:tab/><text:tab/><text:tab/>%=texte_signature_ligne_1=%</text:p>
      <text:p text:style-name="Text_20_body_20_justified"><text:tab/><text:tab/><text:tab/><text:tab/> <text:s text:c="10"/><text:tab/><text:tab/>%=texte_signature_ligne_2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54:06</dc:date>
    <meta:editing-cycles>23</meta:editing-cycles>
    <meta:editing-duration>PT4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8" meta:character-count="91"/>
  </office:meta>
</office:document-meta>
</file>